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time-style style:name="N135"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hours/>
      <number:text>:</number:text>
      <number:minutes number:style="long"/>
      <number:text> </number:text>
      <number:am-pm/>
    </number:tim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/>
      <number:text>-</number:text>
      <number:month number:textual="true"/>
    </number:dat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</number:time-style>
    <number:time-style style:name="N155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 number:textual="true"/>
      <number:text>-</number:text>
      <number:year/>
    </number:date-style>
    <number:time-style style:name="N159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3:42:15.7097754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9T13:45:48.055505781</dc:date>
    <meta:editing-cycles>98</meta:editing-cycles>
    <meta:editing-duration>P1DT52M52S</meta:editing-duration>
    <meta:generator>LibreOffice/7.2.5.2.0$Linux_X86_64 LibreOffice_project/20$Build-2</meta:generator>
    <meta:document-statistic meta:table-count="1" meta:cell-count="326" meta:object-count="0"/>
    <meta:user-defined meta:name="AppVersion">15.0000</meta:user-defined>
  </office:meta>
</office:document-meta>
</file>